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04d" officeooo:paragraph-rsid="001fb04d"/>
    </style:style>
    <style:style style:name="P2" style:family="paragraph" style:parent-style-name="Standard">
      <style:text-properties officeooo:rsid="0021325a" officeooo:paragraph-rsid="0021325a"/>
    </style:style>
    <style:style style:name="P3" style:family="paragraph" style:parent-style-name="Standard">
      <style:text-properties officeooo:rsid="0021325a" officeooo:paragraph-rsid="002532e6"/>
    </style:style>
    <style:style style:name="P4" style:family="paragraph" style:parent-style-name="Standard">
      <style:text-properties officeooo:rsid="002532e6" officeooo:paragraph-rsid="002532e6"/>
    </style:style>
    <style:style style:name="P5" style:family="paragraph" style:parent-style-name="Standard">
      <style:text-properties officeooo:rsid="00263c93" officeooo:paragraph-rsid="00263c9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te the configuration files</text:p>
      <text:p text:style-name="P1">sudo mkdir -p /usr/local/hadoop_tmp</text:p>
      <text:p text:style-name="P1">sudo mkdir -p /usr/local/hadoop_tmp/hdfs/namenode</text:p>
      <text:p text:style-name="P2">hdfs namenode</text:p>
      <text:p text:style-name="P2">start-dfs.sh</text:p>
      <text:p text:style-name="P2">start-yarn.sh</text:p>
      <text:p text:style-name="P4">cd <text:span text:style-name="T1">home</text:span><text:span text:style-name="T2">hduser/Desktop/</text:span></text:p>
      <text:p text:style-name="P2">sudo mkdir data</text:p>
      <text:p text:style-name="P2">cd data</text:p>
      <text:p text:style-name="P2">sudo gedit sample.txt</text:p>
      <text:p text:style-name="P3">cd /usr/local/hadoop</text:p>
      <text:p text:style-name="P3">bin/hdfs dfs -put /home/hduser/data3 /user/input</text:p>
      <text:p text:style-name="P2"/>
      <text:p text:style-name="P2">bin/hadoop jar share/hadoop/mapreduce/hadoop-mapreduce-examples-3.3.1.jar wordcount /user/input/output</text:p>
      <text:p text:style-name="P5">bin/hdfs dfs -cat output/*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21:01:26.139934764</meta:creation-date>
    <dc:date>2023-06-20T22:24:19.296101764</dc:date>
    <meta:editing-duration>PT2M</meta:editing-duration>
    <meta:editing-cycles>1</meta:editing-cycles>
    <meta:document-statistic meta:table-count="0" meta:image-count="0" meta:object-count="0" meta:page-count="1" meta:paragraph-count="14" meta:word-count="42" meta:character-count="415" meta:non-whitespace-character-count="387"/>
    <meta:generator>LibreOffice/6.4.7.2$Linux_X86_64 LibreOffice_project/40$Build-2</meta:generator>
  </office:meta>
</office:document-meta>
</file>